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6a643d" officeooo:paragraph-rsid="046a643d" style:font-weight-asian="normal" style:font-weight-complex="normal"/>
    </style:style>
    <style:style style:name="P5" style:family="paragraph" style:parent-style-name="Text_20_body">
      <style:text-properties fo:font-weight="normal" officeooo:rsid="047513cb" officeooo:paragraph-rsid="047ba83b" style:font-weight-asian="normal" style:font-weight-complex="normal"/>
    </style:style>
    <style:style style:name="P6" style:family="paragraph" style:parent-style-name="Text_20_body">
      <style:text-properties fo:font-weight="normal" officeooo:rsid="046d6285" officeooo:paragraph-rsid="046d6285" style:font-weight-asian="normal" style:font-weight-complex="normal"/>
    </style:style>
    <style:style style:name="P7" style:family="paragraph" style:parent-style-name="Text_20_body">
      <style:text-properties fo:font-weight="normal" officeooo:rsid="047cbac2" officeooo:paragraph-rsid="047cbac2" style:font-weight-asian="normal" style:font-weight-complex="normal"/>
    </style:style>
    <style:style style:name="P8" style:family="paragraph" style:parent-style-name="Text_20_body">
      <style:text-properties officeooo:rsid="0439377d" officeooo:paragraph-rsid="042a8d29"/>
    </style:style>
    <style:style style:name="P9" style:family="paragraph" style:parent-style-name="Text_20_body" style:list-style-name="L1">
      <style:text-properties fo:font-weight="normal" officeooo:rsid="047513cb" officeooo:paragraph-rsid="047ba83b" style:font-weight-asian="normal" style:font-weight-complex="normal"/>
    </style:style>
    <style:style style:name="P10" style:family="paragraph" style:parent-style-name="Text_20_body" style:list-style-name="L2">
      <style:text-properties fo:font-weight="normal" officeooo:rsid="043c34da" officeooo:paragraph-rsid="042a8d29" style:font-weight-asian="normal" style:font-weight-complex="normal"/>
    </style:style>
    <style:style style:name="P11" style:family="paragraph" style:parent-style-name="Text_20_body" style:list-style-name="L1">
      <style:text-properties officeooo:rsid="047ba83b" officeooo:paragraph-rsid="047ba83b"/>
    </style:style>
    <style:style style:name="P12" style:family="paragraph" style:parent-style-name="Text_20_body" style:list-style-name="L2">
      <style:text-properties officeooo:paragraph-rsid="042a8d29"/>
    </style:style>
    <style:style style:name="P13" style:family="paragraph" style:parent-style-name="Text_20_body" style:list-style-name="L2">
      <style:text-properties officeooo:rsid="047053ff" officeooo:paragraph-rsid="047053ff"/>
    </style:style>
    <style:style style:name="P14" style:family="paragraph" style:parent-style-name="Text_20_body" style:list-style-name="L2">
      <style:text-properties officeooo:rsid="043e3775" officeooo:paragraph-rsid="042a8d29"/>
    </style:style>
    <style:style style:name="P15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normal" officeooo:rsid="0471c6cd" style:font-weight-asian="normal" style:font-weight-complex="normal"/>
    </style:style>
    <style:style style:name="T7" style:family="text">
      <style:text-properties fo:font-weight="normal" officeooo:rsid="0476931c" style:font-weight-asian="normal" style:font-weight-complex="normal"/>
    </style:style>
    <style:style style:name="T8" style:family="text">
      <style:text-properties fo:font-weight="normal" officeooo:rsid="047513cb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476931c" style:font-weight-asian="bold" style:font-weight-complex="bold"/>
    </style:style>
    <style:style style:name="T11" style:family="text">
      <style:text-properties officeooo:rsid="046d411f"/>
    </style:style>
    <style:style style:name="T12" style:family="text">
      <style:text-properties officeooo:rsid="046f151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מטלה <text:span text:style-name="T11">6</text:span></text:h>
      <text:p text:style-name="P4">כיתבו <text:span text:style-name="T11">מחלקה Board המייצגת לוח ריבועי של משחק איקס-עיגול. <text:s/>המחלקה נבנית ע"י מספר המציין את אורך הלוח. <text:s/>בכל משבצת בלוח יכול להיות אחד משלושה תוים: נקודה (.) - מסמלת משבצת ריקה; איקס גדול (X) או גדול (O). <text:s text:c="3"/>המחלקה צריכה לתמוך באופרטורים: פלט, השמה, סוגריים מרובעים.</text:span></text:p>
      <text:p text:style-name="P6">המחלקה צריכה לטפל בחריגות<text:span text:style-name="T12">: הכנסת תו לא חוקי מעיפה חריגה; ניסיון לחרוג מגבולות הלוח מעיף חריגה אחרת. ראו בתוכנית הראשית המצורפת.</text:span></text:p>
      <text:p text:style-name="P6"/>
      <text:p text:style-name="P5"><text:span text:style-name="T9">שימו לב</text:span>! </text:p>
      <text:list xml:id="list8668152527670252574" text:style-name="L1">
        <text:list-item>
          <text:p text:style-name="P9">מלבד שלושת המחלקות המצויינות בתוכנית הראשית (Board ושתי החריגות), כנראה תצטרכו לממש עוד שתי מחלקות. איזה בדיוק? תגלו תוך כדי עבודה. אם אתם נתקעים תבקשו רמז.</text:p>
        </text:list-item>
        <text:list-item>
          <text:p text:style-name="P11"><text:span text:style-name="T8">ב</text:span><text:span text:style-name="T1">תרגיל זה אתם צריכים להגיש גם קובץ-מייק (Makefile). אנחנו נריץ make בתוך התיקיה שלכם, והתוצאה צריכה להיות קובץ a.out ניתן להרצה.</text:span></text:p>
        </text:list-item>
      </text:list>
      <text:p text:style-name="P7"/>
      <text:p text:style-name="P8"><text:span text:style-name="T9">דגשים</text:span><text:span text:style-name="T1">: </text:span></text:p>
      <text:list xml:id="list355046503576488117" text:style-name="L2">
        <text:list-item>
          <text:p text:style-name="P12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3"><text:span text:style-name="T2">י</text:span><text:span text:style-name="T1">ש להקפיד על כללי הנדסת תוכנה: קוד קריא וברור, תיעו</text:span><text:span text:style-name="T7">ד, </text:span><text:span text:style-name="T1">בדיקות</text:span><text:span text:style-name="T7">, ו</text:span><text:span text:style-name="T10">מניעת דליפות זיכרון</text:span><text:span text:style-name="T7">.</text:span></text:p>
        </text:list-item>
        <text:list-item>
          <text:p text:style-name="P10">מותר להשתמש בתכונות מתקדמות של שפת ++C גם אם עדיין לא נלמדו בהרצאות.</text:p>
        </text:list-item>
        <text:list-item>
          <text:p text:style-name="P14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</text:span><text:span text:style-name="T6">בתירגול</text:span><text:span text:style-name="T5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29T14:27:26.302408269</dc:date>
    <meta:editing-duration>P7DT23H1M53S</meta:editing-duration>
    <meta:editing-cycles>1046</meta:editing-cycles>
    <meta:document-statistic meta:table-count="0" meta:image-count="0" meta:object-count="0" meta:page-count="1" meta:paragraph-count="13" meta:word-count="201" meta:character-count="1113" meta:non-whitespace-character-count="924"/>
  </office:meta>
</office:document-meta>
</file>